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009cd4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9cd4"/>
    </style:style>
    <style:style style:name="gr4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  <style:style style:name="gr5" style:family="graphic" style:parent-style-name="standard">
      <style:graphic-properties draw:stroke="none" svg:stroke-width="0.08cm" draw:fill-color="#ffffff"/>
    </style:style>
    <style:style style:name="gr6" style:family="graphic" style:parent-style-name="standard">
      <style:graphic-properties svg:stroke-width="0.08cm" svg:stroke-color="#d8d8d8" draw:fill="none" draw:fill-color="#ffffff" fo:padding-top="-0.01cm" fo:padding-bottom="-0.01cm" fo:padding-left="-0.01cm" fo:padding-right="-0.01cm"/>
    </style:style>
    <style:style style:name="gr7" style:family="graphic" style:parent-style-name="standard">
      <style:graphic-properties draw:stroke="none" svg:stroke-width="0.08cm" draw:fill-color="#d8d8d8"/>
    </style:style>
    <style:style style:name="gr8" style:family="graphic" style:parent-style-name="standard">
      <style:graphic-properties svg:stroke-width="0.05cm" svg:stroke-color="#ffffff" draw:fill="none" draw:fill-color="#ffffff" fo:padding-top="-0.025cm" fo:padding-bottom="-0.025cm" fo:padding-left="-0.025cm" fo:padding-right="-0.025cm"/>
    </style:style>
    <style:style style:name="gr9" style:family="graphic" style:parent-style-name="standard">
      <style:graphic-properties svg:stroke-width="0.08cm" svg:stroke-color="#000000" draw:fill="none" draw:fill-color="#ffffff" fo:padding-top="-0.01cm" fo:padding-bottom="-0.01cm" fo:padding-left="-0.01cm" fo:padding-right="-0.01cm"/>
    </style:style>
    <style:style style:name="gr10" style:family="graphic" style:parent-style-name="standard">
      <style:graphic-properties svg:stroke-width="0.08cm" svg:stroke-color="#8c8c8c" draw:fill="none" draw:fill-color="#ffffff" fo:padding-top="-0.01cm" fo:padding-bottom="-0.01cm" fo:padding-left="-0.01cm" fo:padding-right="-0.01cm"/>
    </style:style>
  </office:automatic-styles>
  <office:body>
    <office:drawing>
      <draw:page draw:name="page1" draw:style-name="dp1" draw:master-page-name="Default">
        <draw:g>
          <draw:glue-point draw:id="4" svg:x="-1.644cm" svg:y="-5cm"/>
          <draw:glue-point draw:id="5" svg:x="5cm" svg:y="-5cm"/>
          <draw:glue-point draw:id="6" svg:x="1.678cm" svg:y="-5cm"/>
          <draw:glue-point draw:id="7" svg:x="-3.481cm" svg:y="5cm"/>
          <draw:glue-point draw:id="8" svg:x="3.642cm" svg:y="5cm"/>
          <draw:glue-point draw:id="9" svg:x="0.08cm" svg:y="5cm"/>
          <draw:glue-point draw:id="10" svg:x="-4.812cm" svg:y="-0.617cm"/>
          <draw:glue-point draw:id="11" svg:x="-4.812cm" svg:y="2.193cm"/>
          <draw:glue-point draw:id="12" svg:x="5cm" svg:y="3.158cm"/>
          <draw:glue-point draw:id="13" svg:x="5cm" svg:y="-0.921cm"/>
          <draw:glue-point draw:id="14" svg:x="0.565cm" svg:y="0.381cm"/>
          <draw:polygon draw:style-name="gr1" draw:layer="layout" svg:width="2.347cm" svg:height="1.632cm" svg:x="0.5cm" svg:y="0.368cm" svg:viewBox="0 0 2348 1633" draw:points="2348,1633 2348,0 0,0 0,1633">
            <text:p/>
          </draw:polygon>
          <draw:polygon draw:style-name="gr2" draw:layer="layout" svg:width="2.347cm" svg:height="1.632cm" svg:x="0.5cm" svg:y="0.368cm" svg:viewBox="0 0 2348 1633" draw:points="2348,1633 2348,0 0,0 0,1633">
            <text:p/>
          </draw:polygon>
          <draw:polygon draw:style-name="gr3" draw:layer="layout" svg:width="2.793cm" svg:height="0.368cm" svg:x="0.5cm" svg:y="0cm" svg:viewBox="0 0 2794 369" draw:points="2350,369 2794,0 606,0 0,369">
            <text:p/>
          </draw:polygon>
          <draw:polygon draw:style-name="gr2" draw:layer="layout" svg:width="2.793cm" svg:height="0.368cm" svg:x="0.5cm" svg:y="0cm" svg:viewBox="0 0 2794 369" draw:points="2350,369 2794,0 606,0 0,369">
            <text:p/>
          </draw:polygon>
          <draw:polygon draw:style-name="gr3" draw:layer="layout" svg:width="0.447cm" svg:height="2cm" svg:x="2.847cm" svg:y="0cm" svg:viewBox="0 0 448 2001" draw:points="448,1635 448,0 0,365 0,2001">
            <text:p/>
          </draw:polygon>
          <draw:polygon draw:style-name="gr2" draw:layer="layout" svg:width="0.447cm" svg:height="2cm" svg:x="2.847cm" svg:y="0cm" svg:viewBox="0 0 448 2001" draw:points="448,1635 448,0 0,365 0,2001">
            <text:p/>
          </draw:polygon>
          <draw:line draw:style-name="gr4" draw:layer="layout" svg:x1="2.751cm" svg:y1="0.875cm" svg:x2="2.582cm" svg:y2="0.875cm">
            <text:p/>
          </draw:line>
          <draw:line draw:style-name="gr4" draw:layer="layout" svg:x1="2.415cm" svg:y1="0.875cm" svg:x2="2.246cm" svg:y2="0.875cm">
            <text:p/>
          </draw:line>
          <draw:line draw:style-name="gr4" draw:layer="layout" svg:x1="2.079cm" svg:y1="0.875cm" svg:x2="1.91cm" svg:y2="0.875cm">
            <text:p/>
          </draw:line>
          <draw:line draw:style-name="gr4" draw:layer="layout" svg:x1="1.743cm" svg:y1="0.875cm" svg:x2="1.574cm" svg:y2="0.875cm">
            <text:p/>
          </draw:line>
          <draw:line draw:style-name="gr4" draw:layer="layout" svg:x1="1.407cm" svg:y1="0.875cm" svg:x2="1.238cm" svg:y2="0.875cm">
            <text:p/>
          </draw:line>
          <draw:line draw:style-name="gr4" draw:layer="layout" svg:x1="1.071cm" svg:y1="0.875cm" svg:x2="0.902cm" svg:y2="0.875cm">
            <text:p/>
          </draw:line>
          <draw:line draw:style-name="gr4" draw:layer="layout" svg:x1="0.735cm" svg:y1="0.875cm" svg:x2="0.566cm" svg:y2="0.875cm">
            <text:p/>
          </draw:line>
          <draw:polygon draw:style-name="gr5" draw:layer="layout" svg:width="0.338cm" svg:height="0.283cm" svg:x="2.471cm" svg:y="0.737cm" svg:viewBox="0 0 339 284" draw:points="339,142 0,284 78,142 0,0">
            <text:p/>
          </draw:polygon>
          <draw:polyline draw:style-name="gr6" draw:layer="layout" svg:width="0.371cm" svg:height="0.238cm" svg:x="2.043cm" svg:y="1.437cm" svg:viewBox="0 0 372 239" draw:points="0,239 372,0 201,0">
            <text:p/>
          </draw:polyline>
          <draw:line draw:style-name="gr6" draw:layer="layout" svg:x1="2.415cm" svg:y1="1.437cm" svg:x2="2.246cm" svg:y2="1.437cm">
            <text:p/>
          </draw:line>
          <draw:line draw:style-name="gr6" draw:layer="layout" svg:x1="2.079cm" svg:y1="1.437cm" svg:x2="1.91cm" svg:y2="1.437cm">
            <text:p/>
          </draw:line>
          <draw:line draw:style-name="gr6" draw:layer="layout" svg:x1="1.743cm" svg:y1="1.437cm" svg:x2="1.574cm" svg:y2="1.437cm">
            <text:p/>
          </draw:line>
          <draw:line draw:style-name="gr6" draw:layer="layout" svg:x1="1.407cm" svg:y1="1.437cm" svg:x2="1.238cm" svg:y2="1.437cm">
            <text:p/>
          </draw:line>
          <draw:line draw:style-name="gr6" draw:layer="layout" svg:x1="1.071cm" svg:y1="1.437cm" svg:x2="0.902cm" svg:y2="1.437cm">
            <text:p/>
          </draw:line>
          <draw:line draw:style-name="gr6" draw:layer="layout" svg:x1="0.735cm" svg:y1="1.437cm" svg:x2="0.566cm" svg:y2="1.437cm">
            <text:p/>
          </draw:line>
          <draw:polygon draw:style-name="gr7" draw:layer="layout" svg:width="0.34cm" svg:height="0.323cm" svg:x="1.836cm" svg:y="1.525cm" svg:viewBox="0 0 341 324" draw:points="0,324 170,0 193,158 341,213">
            <text:p/>
          </draw:polygon>
          <draw:polygon draw:style-name="gr8" draw:layer="layout" svg:width="0.286cm" svg:height="1.28cm" svg:x="2.24cm" svg:y="0.54cm" svg:viewBox="0 0 287 1281" draw:points="287,1046 287,0 0,234 0,1281">
            <text:p/>
          </draw:polygon>
          <draw:polygon draw:style-name="gr8" draw:layer="layout" svg:width="0.286cm" svg:height="1.28cm" svg:x="0.735cm" svg:y="0.54cm" svg:viewBox="0 0 287 1281" draw:points="287,1046 287,0 0,234 0,1281">
            <text:p/>
          </draw:polygon>
          <draw:polygon draw:style-name="gr8" draw:layer="layout" svg:width="0.286cm" svg:height="1.28cm" svg:x="1.488cm" svg:y="0.54cm" svg:viewBox="0 0 287 1281" draw:points="287,1046 287,0 0,234 0,1281">
            <text:p/>
          </draw:polygon>
          <draw:line draw:style-name="gr9" draw:layer="layout" svg:x1="0.505cm" svg:y1="0.877cm" svg:x2="0.336cm" svg:y2="0.877cm">
            <text:p/>
          </draw:line>
          <draw:line draw:style-name="gr9" draw:layer="layout" svg:x1="0.169cm" svg:y1="0.877cm" svg:x2="0cm" svg:y2="0.877cm">
            <text:p/>
          </draw:line>
          <draw:line draw:style-name="gr10" draw:layer="layout" svg:x1="0.505cm" svg:y1="1.437cm" svg:x2="0.336cm" svg:y2="1.437cm">
            <text:p/>
          </draw:line>
          <draw:line draw:style-name="gr10" draw:layer="layout" svg:x1="0.169cm" svg:y1="1.437cm" svg:x2="0cm" svg:y2="1.43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Guard</dc:title>
    <meta:creation-date>2011-02-07T16:45:27</meta:creation-date>
    <meta:editing-duration>P0D</meta:editing-duration>
    <meta:editing-cycles>1</meta:editing-cycles>
    <meta:document-statistic meta:object-count="30"/>
    <meta:generator>OpenOffice.org/3.3$Linux OpenOffice.org_project/330m20$Build-9567</meta:generator>
  </office:meta>
</office:document-meta>
</file>